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>OPTIONS ARE HIDING CORRECTLY USE THIS AS A REFERENCE</text:p>
            </text:list-item>
          </text:list>
        </text:list-item>
        <text:list-item>
          <text:p text:style-name="P2">Kanedos</text:p>
          <text:list>
            <text:list-item>
              <text:p text:style-name="P3">options won't hide</text:p>
            </text:list-item>
          </text:list>
        </text:list-item>
        <text:list-item>
          <text:p text:style-name="P2">Tyrianne</text:p>
          <text:list>
            <text:list-item>
              <text:p text:style-name="P3">options won't hide</text:p>
            </text:list-item>
          </text:list>
        </text:list-item>
        <text:list-item>
          <text:p text:style-name="P2">Kaprika</text:p>
          <text:list>
            <text:list-item>
              <text:p text:style-name="P3">options won't hide</text:p>
            </text:list-item>
          </text:list>
        </text:list-item>
        <text:list-item>
          <text:p text:style-name="P2">AliNada</text:p>
          <text:list>
            <text:list-item>
              <text:p text:style-name="P3">options won't hide</text:p>
            </text:list-item>
          </text:list>
        </text:list-item>
        <text:list-item>
          <text:p text:style-name="P2"><text:span text:style-name="T1">MILO</text:span></text:p>
          <text:list>
            <text:list-item>
              <text:p text:style-name="P3">The options are hiding during the goodbye speech if you click</text:p>
            </text:list-item>
          </text:list>
        </text:list-item>
        <text:list-item>
          <text:p text:style-name="P2">General</text:p>
          <text:list>
            <text:list-item>
              <text:p text:style-name="P4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4">when the inventory is not in responsive design mode, it has a super ugly scrollba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3T12:33:10.17</dc:date>
    <meta:editing-duration>P14DT18H45M28S</meta:editing-duration>
    <meta:editing-cycles>113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08" meta:character-count="563"/>
  </office:meta>
</office:document-meta>
</file>